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07cm" fo:margin-left="0.037cm" fo:margin-right="0.056cm" table:align="margins"/>
    </style:style>
    <style:style style:name="Tableau1.A" style:family="table-column">
      <style:table-column-properties style:column-width="2.672cm" style:rel-column-width="10358*"/>
    </style:style>
    <style:style style:name="Tableau1.C" style:family="table-column">
      <style:table-column-properties style:column-width="2.434cm" style:rel-column-width="9435*"/>
    </style:style>
    <style:style style:name="Tableau1.D" style:family="table-column">
      <style:table-column-properties style:column-width="2.863cm" style:rel-column-width="11096*"/>
    </style:style>
    <style:style style:name="Tableau1.E" style:family="table-column">
      <style:table-column-properties style:column-width="2.852cm" style:rel-column-width="11055*"/>
    </style:style>
    <style:style style:name="Tableau1.F" style:family="table-column">
      <style:table-column-properties style:column-width="2.147cm" style:rel-column-width="8320*"/>
    </style:style>
    <style:style style:name="Tableau1.G" style:family="table-column">
      <style:table-column-properties style:column-width="1.268cm" style:rel-column-width="4913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G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start" style:justify-single-word="false"/>
      <style:text-properties style:font-name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0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fo:font-size="14pt" style:font-size-asian="14pt" style:font-size-complex="14pt"/>
    </style:style>
    <style:style style:name="P13" style:family="paragraph" style:parent-style-name="Table_20_Heading">
      <style:paragraph-properties fo:text-align="start" style:justify-single-word="false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 fo:break-before="page"/>
    </style:style>
    <style:style style:name="P16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4" text:outline-level="1"/>
      <text:h text:style-name="P14" text:outline-level="1">Fiche d'itération Prévisionnelle n°1</text:h>
      <text:p text:style-name="P11"/>
      <text:p text:style-name="Text_20_body"/>
      <text:p text:style-name="P10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3">Auteurs</text:p>
            </table:table-cell>
            <table:table-cell table:style-name="Auteurs_3a_.A1" office:value-type="string">
              <text:p text:style-name="P13">Approbateurs</text:p>
            </table:table-cell>
            <table:table-cell table:style-name="Auteurs_3a_.C1" office:value-type="string">
              <text:p text:style-name="P13">Validation</text:p>
            </table:table-cell>
          </table:table-row>
        </table:table-header-rows>
        <table:table-row>
          <table:table-cell table:style-name="Auteurs_3a_.A2" office:value-type="string">
            <text:p text:style-name="P3">Jérémy VAZ BORGES</text:p>
            <text:p text:style-name="P3">Quentin CHEYNET</text:p>
          </table:table-cell>
          <table:table-cell table:style-name="Auteurs_3a_.B2" office:value-type="string">
            <text:p text:style-name="P6"/>
          </table:table-cell>
          <table:table-cell table:style-name="Auteurs_3a_.C2" office:value-type="string">
            <text:p text:style-name="P6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2" office:value-type="string">
            <text:p text:style-name="P6"><text:span text:style-name="T1">Rédigé le</text:span> : 23/10/2013</text:p>
          </table:table-cell>
          <table:table-cell table:style-name="Auteurs_3a_.B2" office:value-type="string">
            <text:p text:style-name="P6"><text:span text:style-name="T1">Approuvé le</text:span> :</text:p>
          </table:table-cell>
          <table:table-cell table:style-name="Auteurs_3a_.C2" office:value-type="string">
            <text:p text:style-name="P6"><text:span text:style-name="T1">Validé le </text:span>:</text:p>
          </table:table-cell>
        </table:table-row>
      </table:table>
      <text:p text:style-name="Text_20_body"/>
      <text:p text:style-name="P10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3">Jérémy VAZ BORGES </text:p>
            <text:p text:style-name="P3">Quentin CHEYNET</text:p>
            <text:p text:style-name="P3">Sébastien TROUSSE</text:p>
            <text:p text:style-name="P3">Jean-Philippe HUGUET</text:p>
            <text:p text:style-name="P3">Guillaume BROC </text:p>
            <text:p text:style-name="P3">Clément CARLES</text:p>
          </table:table-cell>
        </table:table-row>
      </table:table>
      <text:p text:style-name="Text_20_body"/>
      <text:p text:style-name="P10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10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1.0</text:p>
          </table:table-cell>
          <table:table-cell table:style-name="Tableau4.A2" office:value-type="string">
            <text:p text:style-name="P3">Jérémy VAZ BORGES</text:p>
            <text:p text:style-name="P3">Quentin CHEYNET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>23/10/2013</text:p>
          </table:table-cell>
          <table:table-cell table:style-name="Tableau4.E2" office:value-type="string">
            <text:p text:style-name="P6">Création du document</text:p>
          </table:table-cell>
        </table:table-row>
      </table:table>
      <text:p text:style-name="Text_20_body"/>
      <text:h text:style-name="P15" text:outline-level="1">Fiche d'itération Prévisionnelle n°1</text:h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4">Liste des tâches</text:p>
          </table:table-cell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Date début</text:p>
          </table:table-cell>
          <table:table-cell table:style-name="Tableau1.A1" office:value-type="string">
            <text:p text:style-name="P4">Date d'envoi à l'approbateur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Date de fin prévu</text:p>
          </table:table-cell>
          <table:table-cell table:style-name="Tableau1.G1" office:value-type="string">
            <text:p text:style-name="P4">Notes</text:p>
          </table:table-cell>
        </table:table-row>
        <table:table-row>
          <table:table-cell table:style-name="Tableau1.A2" office:value-type="string">
            <text:p text:style-name="P2"><text:s/>CR DP itération 1</text:p>
          </table:table-cell>
          <table:table-cell table:style-name="Tableau1.A2" office:value-type="string">
            <text:p text:style-name="P2">Sébastien TROUSSE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3/10/2013 21h00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2">24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CR Client itération 1</text:p>
          </table:table-cell>
          <table:table-cell table:style-name="Tableau1.A2" office:value-type="string">
            <text:p text:style-name="P2">Jérémy VAZ BORGES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3/10/2013 21h00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2">24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/>Fiche itération prévisionnelle 1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3/10/2013 21h00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2">24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Introduction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>26/10/2013 </text:p>
            <text:p text:style-name="P2">8h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2">27/10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PAQ</text:p>
          </table:table-cell>
          <table:table-cell table:style-name="Tableau1.A2" office:value-type="string">
            <text:p text:style-name="P2">Quentin CHEYNET</text:p>
            <text:p text:style-name="P2">Jérémy VAZ BORGES</text:p>
          </table:table-cell>
          <table:table-cell table:style-name="Tableau1.A2" office:value-type="string">
            <text:p text:style-name="P2">24/10/2013</text:p>
          </table:table-cell>
          <table:table-cell table:style-name="Tableau1.A2" office:value-type="string">
            <text:p text:style-name="P2">03/11/2013</text:p>
            <text:p text:style-name="P2">8h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2">04/11/2013</text:p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Formation GIT</text:p>
          </table:table-cell>
          <table:table-cell table:style-name="Tableau1.A2" office:value-type="string">
            <text:p text:style-name="P2">Quentin CHEYNET</text:p>
          </table:table-cell>
          <table:table-cell table:style-name="Tableau1.A2" office:value-type="string">
            <text:p text:style-name="P2">23/10/2013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G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Spécifications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2">24/10/2013</text:p>
          </table:table-cell>
          <table:table-cell table:style-name="Tableau1.A2" office:value-type="string">
            <text:p text:style-name="P2">03/11/2013</text:p>
            <text:p text:style-name="P2">8h</text:p>
          </table:table-cell>
          <table:table-cell table:style-name="Tableau1.A2" office:value-type="string">
            <text:p text:style-name="P2">Jérémy VAZ BORGES </text:p>
            <text:p text:style-name="P2">Quentin CHEYNET</text:p>
          </table:table-cell>
          <table:table-cell table:style-name="Tableau1.A2" office:value-type="string">
            <text:p text:style-name="P5">04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Analyse des risques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5">24/10/2013</text:p>
          </table:table-cell>
          <table:table-cell table:style-name="Tableau1.A2" office:value-type="string">
            <text:p text:style-name="P2">27/10/2013 </text:p>
            <text:p text:style-name="P2">8h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5">28/10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Planification :</text:p>
            <text:p text:style-name="P9">Lotissement </text:p>
          </table:table-cell>
          <table:table-cell table:style-name="Tableau1.A2" office:value-type="string">
            <text:p text:style-name="P2">Sébastien TROUSSE</text:p>
          </table:table-cell>
          <table:table-cell table:style-name="Tableau1.A2" office:value-type="string">
            <text:p text:style-name="P5">26/10/2013</text:p>
          </table:table-cell>
          <table:table-cell table:style-name="Tableau1.A2" office:value-type="string">
            <text:p text:style-name="P5">03/11/2013</text:p>
            <text:p text:style-name="P5">8h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5">04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Planification :</text:p>
            <text:p text:style-name="P9">Fiche itération</text:p>
            <text:p text:style-name="P9">réelle 1</text:p>
          </table:table-cell>
          <table:table-cell table:style-name="Tableau1.A2" office:value-type="string">
            <text:p text:style-name="P2">Jérémy VAZ BORGES</text:p>
          </table:table-cell>
          <table:table-cell table:style-name="Tableau1.A2" office:value-type="string">
            <text:p text:style-name="P5">04/11/2013</text:p>
          </table:table-cell>
          <table:table-cell table:style-name="Tableau1.A2" office:value-type="string">
            <text:p text:style-name="P5">04/11/2013</text:p>
            <text:p text:style-name="P5">20h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5">05/11/2013</text:p>
          </table:table-cell>
          <table:table-cell table:style-name="Tableau1.G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9">Analyse Technique : méthodes et outils utilisés </text:p>
          </table:table-cell>
          <table:table-cell table:style-name="Tableau1.A2" office:value-type="string">
            <text:p text:style-name="P2">Guillaume BROC </text:p>
          </table:table-cell>
          <table:table-cell table:style-name="Tableau1.A2" office:value-type="string">
            <text:p text:style-name="P5">26/10/2013</text:p>
          </table:table-cell>
          <table:table-cell table:style-name="Tableau1.A2" office:value-type="string">
            <text:p text:style-name="P5">03/11/2013</text:p>
            <text:p text:style-name="P5">8h</text:p>
          </table:table-cell>
          <table:table-cell table:style-name="Tableau1.A2" office:value-type="string">
            <text:p text:style-name="P2">Sébastien TROUSSE</text:p>
            <text:p text:style-name="P2">Jean-Philippe HUGUET</text:p>
          </table:table-cell>
          <table:table-cell table:style-name="Tableau1.A2" office:value-type="string">
            <text:p text:style-name="P5">04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Analyse Technique :</text:p>
            <text:p text:style-name="P9">identification des verrous techniques </text:p>
          </table:table-cell>
          <table:table-cell table:style-name="Tableau1.A2" office:value-type="string">
            <text:p text:style-name="P2">Clément CARLES</text:p>
          </table:table-cell>
          <table:table-cell table:style-name="Tableau1.A2" office:value-type="string">
            <text:p text:style-name="P5">26/10/2013</text:p>
          </table:table-cell>
          <table:table-cell table:style-name="Tableau1.A2" office:value-type="string">
            <text:p text:style-name="P5">03/11/2013</text:p>
            <text:p text:style-name="P5">8h</text:p>
          </table:table-cell>
          <table:table-cell table:style-name="Tableau1.A2" office:value-type="string">
            <text:p text:style-name="P2">Jérémy VAZ BORGES</text:p>
            <text:p text:style-name="P2">Quentin CHEYNET</text:p>
          </table:table-cell>
          <table:table-cell table:style-name="Tableau1.A2" office:value-type="string">
            <text:p text:style-name="P5">04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Ordre du jour de la réunion externe 2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5">03/11/2013</text:p>
            <text:p text:style-name="P5"/>
          </table:table-cell>
          <table:table-cell table:style-name="Tableau1.A2" office:value-type="string">
            <text:p text:style-name="P5">04/11/2013</text:p>
            <text:p text:style-name="P5">20h</text:p>
          </table:table-cell>
          <table:table-cell table:style-name="Tableau1.A2" office:value-type="string">
            <text:p text:style-name="P2">Guillaume BROC <text:s/></text:p>
            <text:p text:style-name="P2">Clément CARLES</text:p>
          </table:table-cell>
          <table:table-cell table:style-name="Tableau1.A2" office:value-type="string">
            <text:p text:style-name="P5">05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Ordre du jour de la réunion interne 2</text:p>
          </table:table-cell>
          <table:table-cell table:style-name="Tableau1.A2" office:value-type="string">
            <text:p text:style-name="P2">Jean-Philippe HUGUET</text:p>
          </table:table-cell>
          <table:table-cell table:style-name="Tableau1.A2" office:value-type="string">
            <text:p text:style-name="P5">03/11/2013</text:p>
            <text:p text:style-name="P5"/>
          </table:table-cell>
          <table:table-cell table:style-name="Tableau1.A2" office:value-type="string">
            <text:p text:style-name="P5">04/11/2013</text:p>
            <text:p text:style-name="P5">20h</text:p>
          </table:table-cell>
          <table:table-cell table:style-name="Tableau1.A2" office:value-type="string">
            <text:p text:style-name="P2">Guillaume BROC </text:p>
            <text:p text:style-name="P2">Clément CARLES</text:p>
          </table:table-cell>
          <table:table-cell table:style-name="Tableau1.A2" office:value-type="string">
            <text:p text:style-name="P5">05/11/2013</text:p>
          </table:table-cell>
          <table:table-cell table:style-name="Tableau1.G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9">Création du rendue itération 1</text:p>
          </table:table-cell>
          <table:table-cell table:style-name="Tableau1.A2" office:value-type="string">
            <text:p text:style-name="P2">Clément CARLES</text:p>
            <text:p text:style-name="P2">Quentin CHEYNET</text:p>
            <text:p text:style-name="P2"/>
          </table:table-cell>
          <table:table-cell table:style-name="Tableau1.A2" office:value-type="string">
            <text:p text:style-name="P5">23/10/2013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5">05/11/2013</text:p>
          </table:table-cell>
          <table:table-cell table:style-name="Tableau1.G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, sans-serif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Z Jeremy</meta:initial-creator>
    <meta:creation-date>2013-10-16T17:11:48</meta:creation-date>
    <dc:date>2013-11-04T21:12:37.89</dc:date>
    <meta:editing-duration>PT01H44M48S</meta:editing-duration>
    <meta:editing-cycles>12</meta:editing-cycles>
    <meta:generator>OpenOffice.org/3.2$Win32 OpenOffice.org_project/320m18$Build-9502</meta:generator>
    <meta:document-statistic meta:table-count="5" meta:image-count="1" meta:object-count="0" meta:page-count="3" meta:paragraph-count="162" meta:word-count="316" meta:character-count="2246"/>
  </office:meta>
</office:document-meta>
</file>